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4B872096F2376C3.png" manifest:media-type="image/png"/>
  <manifest:file-entry manifest:full-path="Pictures/100000010000078000000438FACD6946ECED18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4252in" svg:height="5.3016in" draw:z-index="0"><draw:image xlink:href="Pictures/100000010000078000000438FACD6946ECED18C4.png" xlink:type="simple" xlink:show="embed" xlink:actuate="onLoad" draw:mime-type="image/png"/></draw:frame></text:p>
      <text:p text:style-name="P1"><draw:frame draw:style-name="fr1" draw:name="Image2" text:anchor-type="char" svg:width="9.4252in" svg:height="5.3016in" draw:z-index="1"><draw:image xlink:href="Pictures/100000010000078000000438C4B872096F2376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2:29:11.581930653</meta:creation-date>
    <meta:print-date>2023-12-21T12:30:09.377387216</meta:print-date>
    <dc:date>2023-12-21T12:33:11.737371993</dc:date>
    <meta:editing-duration>PT4M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7.2$Linux_X86_64 LibreOffice_project/40$Build-2</meta:generator>
  </office:meta>
</office:document-meta>
</file>